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fo:letter-spacing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Roboto" fo:font-size="9.75pt" fo:letter-spacing="normal" fo:font-style="normal" fo:font-weight="normal"/>
    </style:style>
    <style:style style:name="T1" style:family="text">
      <style:text-properties style:font-name="Roboto" fo:font-size="9.75pt" fo:font-style="normal" fo:font-weight="normal"/>
    </style:style>
    <style:style style:name="T2" style:family="text">
      <style:text-properties style:font-name="Roboto" fo:font-size="9.75pt" fo:font-style="normal" fo:font-weight="normal" style:font-name-complex="Roboto" style:font-size-complex="9.75pt" style:font-style-complex="normal" style:font-weight-complex="normal"/>
    </style:style>
    <style:style style:name="T3" style:family="text">
      <style:text-properties style:font-name-complex="Roboto" style:font-size-complex="9.75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ได้ทดลองให้ผู้ใช้และนักพัฒนาทดลองใช้แล้วให้ความคิดเห็น สรุปได้ว่า ผู้ใช้มีความพึงพอใจอยู่ในระดับมาก </text:span><text:span text:style-name="T1">(</text:span><text:span text:style-name="T3">ค่าเฉลี่ย </text:span><text:span text:style-name="T1">4.20) </text:span><text:span text:style-name="T3">ส่วนผู้พัฒนามีความพึงพอใจในมุมมองการออกแบบและฟังก์ชันการใช้งานอยู่ในระดับมาก </text:span><text:span text:style-name="T1">(</text:span><text:span text:style-name="T3">ค่าเฉลี่ย </text:span><text:span text:style-name="T1">4.20) </text:span></text:p>
      <text:p text:style-name="P1"><text:span text:style-name="T1"/></text:p>
      <text:p text:style-name="P1"><text:span text:style-name="T1"/></text:p>
      <text:p text:style-name="P1"><text:span text:style-name="T1">2.4 </text:span><text:span text:style-name="T2">บาท</text:span></text:p>
      <text:p text:style-name="P1"><text:span text:style-name="T2">2569.88 บาท / เดือน</text:span></text:p>
      <text:p text:style-name="P1"><text:span text:style-name="T2">ต้นต่อผู้ใช่งานคิดเป็น 2.4 บาท / คน / เดือน</text:span></text:p>
      <text:p text:style-name="P1"><text:span text:style-name="T2">บทความ ทดสอบประสิทธิภาพของระบบ Server</text:span></text:p>
      <text:p text:style-name="P2"><text:span text:style-name="T3">prayatl@gmail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19:31:07.679273225</meta:creation-date>
    <dc:date>2021-06-22T17:08:33.988728771</dc:date>
    <meta:editing-duration>PT3M3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221" meta:character-count="280" meta:non-whitespace-character-count="260"/>
  </office:meta>
</office:document-meta>
</file>